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ISTRIBUTES VERSION CONTROL</text:p>
      <text:p text:style-name="P1"/>
      <text:p text:style-name="P3">EN GIT EXISTEN 3 NIVELES DE CONFIGURACION</text:p>
      <text:p text:style-name="P3"/>
      <text:p text:style-name="P3">LOCAL</text:p>
      <text:p text:style-name="P3">GLOBAL : Configuracion de todos los repositorios que utilizamos en nuestro equipo</text:p>
      <text:p text:style-name="P3">SYSTEM : Es cuando se tiene diversas cuentas git utilizadas en un solo equipo de desarrollo</text:p>
      <text:p text:style-name="P3"/>
      <text:p text:style-name="P3">COMO INICIAR UN REPOSITORIO : <text:s/>git init "nombre del repositorio"</text:p>
      <text:p text:style-name="P3"/>
      <text:p text:style-name="P3">ENVIAR ARCHIVOS AL STAGING AREA : git add "nombre del archivo con extension" o tambien: <text:s/>git add . (add all files)</text:p>
      <text:p text:style-name="P3"/>
      <text:p text:style-name="P3">MODEIFICAR EL NOMBRE DE UN ARCHIVO : git mv index.html home.html</text:p>
      <text:p text:style-name="P3"/>
      <text:p text:style-name="P3">Si eliminamos un archivo no desde git sino con un comando en consola, este archivo eliminado no se reflejara en el staging</text:p>
      <text:p text:style-name="P3">area. El archivo eliminado tendra una letra D de color roja. Para añadir esta accion de eliminado al staging area, escribimos</text:p>
      <text:p text:style-name="P3">el comando:</text:p>
      <text:p text:style-name="P3"/>
      <text:p text:style-name="P3">git add -A</text:p>
      <text:p text:style-name="P3"/>
      <text:p text:style-name="P3">APLICAR UN COMMIT : git commit -m "mensaje de la accion a aplicar"</text:p>
      <text:p text:style-name="P3"/>
      <text:p text:style-name="P3">APLICAR UN ADD FILE Y COMMIT AL MISMO TIEMPO : <text:s/>git commit -am "mensaje del commit"</text:p>
      <text:p text:style-name="P3"/>
      <text:p text:style-name="P3">VER EL LOG DE TRABAJO EN GIT : git lg</text:p>
      <text:p text:style-name="P3"/>
      <text:p text:style-name="P3">IGNORANDO ARCHIVOS EN GIT</text:p>
      <text:p text:style-name="P3"/>
      <text:p text:style-name="P3">Creamos un archivo en notepad, si queremos ignorar todos los arhcivo log escribimos : *.log</text:p>
      <text:p text:style-name="P3">al guardar el archivo colocamos .gitignore</text:p>
      <text:p text:style-name="P3"/>
      <text:p text:style-name="P3">Para no ignorar un log especifico, colocamos en el archivo .gitignore : <text:s/>!special.log</text:p>
      <text:p text:style-name="P3"/>
      <text:p text:style-name="P3">Esta linea lo que hace es que el archivo special.log no sera el unico log que no será ignorado, por lo tanto incluido</text:p>
      <text:p text:style-name="P3">para ser añadido al staging area.</text:p>
      <text:p text:style-name="P3"/>
      <text:p text:style-name="P3">CREADO GLOBAL EXCLUDING FILES</text:p>
      <text:p text:style-name="P3"/>
      <text:p text:style-name="P3"/>
      <text:p text:style-name="P3"/>
      <text:p text:style-name="P3">git commit -am "mensaje aqui" este comando permite hacer el git add y el commit al mismo tiempo pero solo funciona con</text:p>
      <text:p text:style-name="P3">archivos que han sido modificados y no con archivo generados nuevos pero no modificados, para ese caso se tendra que usar</text:p>
      <text:p text:style-name="P3">el comando git add o el comando git add . y luego el git commit -m "mensaje aqui"</text:p>
      <text:p text:style-name="P3"/>
      <text:p text:style-name="P3"><text:soft-page-break/>TRABAJANDO CON BRANCH</text:p>
      <text:p text:style-name="P3"/>
      <text:p text:style-name="P3">comando : <text:s/>git branch</text:p>
      <text:p text:style-name="P3"/>
      <text:p text:style-name="P3">Crear un nuevo branch : <text:s/>git branch "nombre aqui" o git checkout -b "nombre_branch"</text:p>
      <text:p text:style-name="P3"/>
      <text:p text:style-name="P3">MOSTRAR LOCAL Y REMOTE TRACKING BRANCH : <text:s/>git branch -a</text:p>
      <text:p text:style-name="P3"/>
      <text:p text:style-name="P3">Eliminar un branch : git branch -d "nombre_del_branch"</text:p>
      <text:p text:style-name="P3"/>
      <text:p text:style-name="P3">Pasar a un branch distinto : git cheackout "nombre del branch"</text:p>
      <text:p text:style-name="P3"/>
      <text:p text:style-name="P3">Los archivos que se creen en un branch no se mostraran en otro branch, esta division nos permite tener un branch develop y otro</text:p>
      <text:p text:style-name="P3">branch production y otro branch test. Lo cual nos permite trabajar en distintas areas sobre un mismo proyecto.</text:p>
      <text:p text:style-name="P3"/>
      <text:p text:style-name="P3"/>
      <text:p text:style-name="P3">GIT MERGE : git merge "nombre_del_branch"</text:p>
      <text:p text:style-name="P3"/>
      <text:p text:style-name="P3">Usamos merge para unir un branch especifico con el branch master de un repositorio. Esto es muy util cuando se quiere añadir una</text:p>
      <text:p text:style-name="P3">nueva funcionalidad a un software como por ejemplo busqueda, para el cual se crea el branch busqueda y se comienza la</text:p>
      <text:p text:style-name="P3">codificacion una vez terminada y hecha las pruebas se realizar el merge del branch busqueda con el branch master. Lo que se </text:p>
      <text:p text:style-name="P3">produce es que todos los archivos creados en el branch busqueda son enviados al branch master. Una vez hecho ya podriamos </text:p>
      <text:p text:style-name="P3">eliminar el branch busqueda creado previamente con el comando : git branch -d "nombre_del_branch"</text:p>
      <text:p text:style-name="P3"/>
      <text:p text:style-name="P3">HAY 2 TIPOS DE MERGE : FASTFORWARD Y RECURSIVE</text:p>
      <text:p text:style-name="P3"/>
      <text:p text:style-name="P3">Fast-forward MERGE : git checkout -b "nombre_del_branch"</text:p>
      <text:p text:style-name="P3"/>
      <text:p text:style-name="P3">RECURSIVE MERGE : Se produce cuando git detecta cambios en el branch master y en otro branch y queremos fusionar un branch en el</text:p>
      <text:p text:style-name="P3">master branch. Git automaticamente utilizara el merge recursive.</text:p>
      <text:p text:style-name="P3"/>
      <text:p text:style-name="P3">APLICAR UN NO FAST-FORWARD MERGE : <text:s/>git merge --no-ff "nombre_del_branch"</text:p>
      <text:p text:style-name="P3"/>
      <text:p text:style-name="P3">COMO VER LO QUE SE HA MODIFICADO EN UN ARCHIVO : git diff <text:s/>nos mostrara la linea modificada en el archivo ultimo editado. Una vez</text:p>
      <text:p text:style-name="P3">qie hacemos ejecutamos el comando git add . <text:s/>si ejecutamos el comando git diff no se mostara informacion porque el archivo ha sido</text:p>
      <text:p text:style-name="P3">enviado al staging area. Para visualizar el cambio en el archivo que esta en el staging area : git diff --staged</text:p>
      <text:p text:style-name="P3"/>
      <text:p text:style-name="P3">PARA VER LOS CAMBIOS DE UN ARCHIVO QUE NO HA SIDO STAGED : <text:s/>git diff</text:p>
      <text:p text:style-name="P3"/>
      <text:p text:style-name="P3"/>
      <text:p text:style-name="P3">PARA VER LOS CAMBIOS EN UN ARCHIVO STAGED Y UNSTAGED USAMOS EL <text:soft-page-break/>COMANDO : git diff HEAD</text:p>
      <text:p text:style-name="P3"/>
      <text:p text:style-name="P3">El archivo staged y unstaged se produce cuando: Tenemos un archivo y lo modificamos luego lo adicionamos al stage area (staged file)</text:p>
      <text:p text:style-name="P3">y luego volvemos a editar el mismo archivo pero no aplicamos el comando git add . (unstaged file)</text:p>
      <text:p text:style-name="P3"/>
      <text:p text:style-name="P3"/>
      <text:p text:style-name="P3">REBASE : tener cuidado con este comando.</text:p>
      <text:p text:style-name="P3"/>
      <text:p text:style-name="P3">CONNECT TO REMOTE SERVER</text:p>
      <text:p text:style-name="P3"/>
      <text:p text:style-name="P3">git remote add origin https://github.com/barcvilla/web2.git esto significa queremos adicionar un remoto de alguna lugar que nuestro</text:p>
      <text:p text:style-name="P3">repositorio debera interactuar</text:p>
      <text:p text:style-name="P3"/>
      <text:p text:style-name="P3">DIFERENCIA ENTRE FETCHING Y PULLING</text:p>
      <text:p text:style-name="P3"/>
      <text:p text:style-name="P3">PULL : es fetch and merge al master branch lo cual significa que los cambios en el origen se reflejan en el repositorio local</text:p>
      <text:p text:style-name="P3"/>
      <text:p text:style-name="P3">FETCH : Recupera los cambios hecho en el repositorio origen, pero no los impacta en el branch master. Para reflejar esos cambios</text:p>
      <text:p text:style-name="P3">del repositorio origen al branch master debemos ejecutar el comando : </text:p>
      <text:p text:style-name="P3"/>
      <text:p text:style-name="P3">git checkout origin/master</text:p>
      <text:p text:style-name="P3">git checkout master</text:p>
      <text:p text:style-name="P3">git merge origin/master</text:p>
      <text:p text:style-name="P3"/>
      <text:p text:style-name="P3">MERGING VS REBASE CUANDO HACEMOS PULL</text:p>
      <text:p text:style-name="P3"/>
      <text:p text:style-name="P3"/>
      <text:p text:style-name="P4">CHAPTER 04</text:p>
      <text:p text:style-name="P2"/>
      <text:p text:style-name="P2">Comando para adicionar un archivo al stage area : <text:span text:style-name="T1">git add &lt;file name&gt;</text:span></text:p>
      <text:p text:style-name="P2">Comando para quitar un archivo del stage area: <text:span text:style-name="T1">git reset HEAD &lt;file name&gt;</text:span></text:p>
      <text:p text:style-name="P2">Comando para deshacer los cambios en el stage area: <text:span text:style-name="T1">git rest HEAD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25T16:24:06.80</meta:creation-date>
    <meta:document-statistic meta:table-count="0" meta:image-count="0" meta:object-count="0" meta:page-count="4" meta:paragraph-count="67" meta:word-count="848" meta:character-count="4875"/>
    <dc:date>2018-01-25T17:06:19.80</dc:date>
    <dc:creator>cv </dc:creator>
    <meta:editing-duration>PT27M1S</meta:editing-duration>
    <meta:editing-cycles>1</meta:editing-cycles>
    <meta:generator>OpenOffice/4.1.4$Win32 OpenOffice.org_project/414m5$Build-9788</meta:generator>
  </office:meta>
</office:document-meta>
</file>